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omyślnaczcionkaakapitu" style:family="text">
      <style:text-properties style:text-position="super 66.6%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omyślnaczcionkaakapitu" style:family="text">
      <style:text-properties style:text-position="super 66.6%"/>
    </style:style>
  </office:automatic-styles>
  <office:body>
    <office:text text:use-soft-page-breaks="true">
      <text:p text:style-name="P1">Scourge Feedback 101 (first mission tree)</text:p>
      <text:p text:style-name="Standard"/>
      <text:p text:style-name="P2">1. Simplification of Scourge Conversion</text:p>
      <text:p text:style-name="Standard">Problems:</text:p>
      <text:p text:style-name="Standard">-Currently the 5 stage decision events seem to burn a lot of points, for the effect that is rather mediocre and doesn’t affect anything in particular</text:p>
      <text:p text:style-name="Standard">-Lack of Unique Effects when interacting with other races</text:p>
      <text:p text:style-name="Standard">-In general doesn’t change too much to be useful</text:p>
      <text:p text:style-name="Standard"/>
      <text:p text:style-name="Standard">Solutions:</text:p>
      <text:p text:style-name="Standard">-Replacing the 5 stage decision chain with unique effect of Scourge CB, mimicking the “Integrate into the Burning Legion” peace option for BL. It takes 100% and makes the subject “Scourge Domain” vassal, changing their religion to Cult of the Damned. It cannot be changed, as currently Scourge Domain is possible to replace.</text:p>
      <text:p text:style-name="Standard"/>
      <text:p text:style-name="Standard">If Tag is already a subject, with use of 50 Church Power, we can change him via Administrate Subject option to Scourge Domain, and if we have Subjugation Ideas finished, Subjugated Scourge Domain.</text:p>
      <text:p text:style-name="Standard"/>
      <text:p text:style-name="P3">2. Mission Tree Feedback:</text:p>
      <text:p text:style-name="Standard">Problems:</text:p>
      <text:p text:style-name="Standard">-While mission trees are great, they could be reworked a bit to use newer mechanics added in 1.35 and other patches released after the tree.</text:p>
      <text:p text:style-name="Standard"/>
      <text:p text:style-name="Standard">Individual Missions:</text:p>
      <text:p text:style-name="Standard"/>
      <text:p text:style-name="P4">Infiltrate Jotunheim:</text:p>
      <text:p text:style-name="Standard">-Reduce Spy Network needed from 50 to 30</text:p>
      <text:p text:style-name="Standard"/>
      <text:p text:style-name="P5">Convert Jotunheim:</text:p>
      <text:p text:style-name="Standard">-Decrease Opinion needed to 75</text:p>
      <text:p text:style-name="Standard">-Now requires 30 Spy Network</text:p>
      <text:p text:style-name="Standard"/>
      <text:p text:style-name="Standard">Infiltrate Dragonflayer and Convert Dragonflayer get the same treatment:</text:p>
      <text:p text:style-name="Standard"/>
      <text:p text:style-name="P6">Corrupt the Ascension:</text:p>
      <text:p text:style-name="Standard">-Instead of making Jotunheim a March, it becomes Scourge Domain</text:p>
      <text:p text:style-name="Standard">-Dragonflayer get event “Ymiron’s Ascention” getting King Ymiron Dragonflayer +2 in every stat</text:p>
      <text:p text:style-name="Standard">-Makes Dragoflayer and Scourge historical friends</text:p>
      <text:p text:style-name="Standard">-Unlocks “Vargul Ascendants” unique mercenary unit 20k Infantry, with +25% Shock Damage and +20% Infantry Power</text:p>
      <text:p text:style-name="Standard">-”Vrykul Ascension” now gives +1 Tolerance of True Faith and -1% Yearly Army Tradition Decay</text:p>
      <text:p text:style-name="Standard"/>
      <text:p text:style-name="P7">Oust the Ymirjai:</text:p>
      <text:p text:style-name="Standard">-Now needs Ymirjai to have at least -100 opinion of Scourge on top of having claim, gives 10 Power Projection as reward (Currently it require to have a claim 2 times)</text:p>
      <text:p text:style-name="Standard"/>
      <text:p text:style-name="P8">Rival the Nerubians:</text:p>
      <text:p text:style-name="Standard">-Reword now rewards the player with unique CB “War of the Spider” against Nerubians, giving them cost reduction for actions.</text:p>
      <text:p text:style-name="Standard"/>
      <text:p text:style-name="P9">War of the Spider:</text:p>
      <text:p text:style-name="Standard">-Now Requires “War of the Spider” CB to be used to trigger the mission</text:p>
      <text:p text:style-name="Standard">-Rewards now give claim on all Nerubian Provinces</text:p>
      <text:p text:style-name="Standard"/>
      <text:p text:style-name="P10">Create the Crypt Fiend:</text:p>
      <text:p text:style-name="Standard">-Renamed “Fate of the Spider Kingdom”</text:p>
      <text:p text:style-name="Standard">-Now offers an event “Fate of the Nerubian Kingdom” upon complication:</text:p>
      <text:p text:style-name="Standard"/>
      <text:p text:style-name="P11">“Fate of the Nerubian Kingdom” event:</text:p>
      <text:p text:style-name="Standard">1. If Azjol’Nerub is a subject:</text:p>
      <text:p text:style-name="Standard">-Cedes Naxxanar, Pit of Narjun, Aldur’thar and Silent Vigil to Scourge</text:p>
      <text:p text:style-name="Standard">-Crypt Fiend becomes accepted culture for Scourge</text:p>
      <text:p text:style-name="Standard">-Removes AN cores on claimed provinces, Gives Scourge cores on them, Replaces culture with Crypt Fiends and Cult of the Damned Region</text:p>
      <text:p text:style-name="Standard">-Replaces All Nerubian Culture with Crypt Fiens in Upper and Lower Kingdoms, Replaces faith to Cult of the Damned</text:p>
      <text:p text:style-name="Standard">-Azjol’Nerub changes name to “Fallen Nerubians”, becoming Scourge Domain. Anub’arak becomes ruler with 4/4/7 Stats</text:p>
      <text:p text:style-name="Standard">-Both Scourge and Fallen Nerubians get access to “Fallen Spiderlords” Mercenary Company, with 16/4/8, having Siege Ability +20% and Land Attrition -75%, that always have general with “Nerubian Spiderlord” being random 90 army tradition general.</text:p>
      <text:p text:style-name="Standard"/>
      <text:p text:style-name="Standard">2. If Azjol’Nerub was annexed:</text:p>
      <text:p text:style-name="Standard">-Receives Anub’Arak as 5/7/7/5 General with unique trait.</text:p>
      <text:p text:style-name="Standard">-Unlock Decision “Summon Anub’Arak” whenever he is not active general, for 25 Church Power</text:p>
      <text:p text:style-name="Standard">-Gains “Elder Nadox” as lvl 3, -75%, Philosopher of Nerubian Culture and CotD religion</text:p>
      <text:p text:style-name="Standard">-Unlock “Fallen Spiderlords” Mercenary Company</text:p>
      <text:p text:style-name="Standard">-All of Azjol’Nerub becomes Crypt Fiends and Scourge gain claims upon the lands</text:p>
      <text:p text:style-name="Standard"/>
      <text:p text:style-name="P12">Might of Anub’arak:</text:p>
      <text:p text:style-name="Standard">-Removed due to being absolute</text:p>
      <text:p text:style-name="Standard"/>
      <text:p text:style-name="P13">Resurrect Sindragosa’s Brood:</text:p>
      <text:p text:style-name="Standard">-Moved to the side as independent mission</text:p>
      <text:p text:style-name="Standard">-Now offers event “Rise of Sindragosa” as reward for them being subject:</text:p>
      <text:p text:style-name="Standard"/>
      <text:p text:style-name="P14">“Rise of Sindragosa” event:</text:p>
      <text:p text:style-name="Standard">1. Arise, Sindragosa!</text:p>
      <text:p text:style-name="Standard">-Inherits Sindragosa’s Brood.</text:p>
      <text:p text:style-name="Standard">-Replaces local goods with Flying Mounts</text:p>
      <text:p text:style-name="Standard">-Gets “Frost Queen Sindragosa” as general, with 6/6/8/8 stats.</text:p>
      <text:p text:style-name="Standard">-Unlock Decision “Summon Sindragosa” whenever he is not active general, for 25 Church Power</text:p>
      <text:p text:style-name="Standard">-Unlocks “Frost Wyrm” Special Units. (if not unlocked by other mission)</text:p>
      <text:p text:style-name="Standard"/>
      <text:p text:style-name="Standard">2. Serve me, Queen of the Frostbrood!</text:p>
      <text:p text:style-name="Standard">-Sindragosa’s Brood changes name to “Frostbrood”</text:p>
      <text:p text:style-name="Standard">-Sindragosa’s Brood culture changes to Frost Wyrm, Religion to Cult of the Damned, Gov. to Scourge Domain. Becomes a Subjugated Vassal.</text:p>
      <text:soft-page-break/>
      <text:p text:style-name="Standard">-Frostbrood gets “Lair of the Frost Wyrms”, getting +50% Land Force Limit Modifier, +25 National Manpower Modifier, +25% Manpower Recovery Speed, +20% Movement Speed and +50% Available Special Units.</text:p>
      <text:p text:style-name="Standard">-Unlocks “Frost Wyrm” Special Units for both subject and overlord. (if not unlocked by other mission)</text:p>
      <text:p text:style-name="Standard"/>
      <text:p text:style-name="P15">New Mission! Crush Sappiron’s Brood:</text:p>
      <text:p text:style-name="Standard">-Added to the Side (5<text:span text:style-name="T16">th</text:span><text:s/>column)</text:p>
      <text:p text:style-name="Standard">-Basically a copy of “Ressurect Sindragosa’s Brood”</text:p>
      <text:p text:style-name="Standard"/>
      <text:p text:style-name="Standard">Trigger:</text:p>
      <text:p text:style-name="Standard">OR:</text:p>
      <text:p text:style-name="Standard">-Sapphiron’s Brood is a subject of Scourge</text:p>
      <text:p text:style-name="Standard">&amp;</text:p>
      <text:p text:style-name="Standard">-Sapphiron’s Brood does not exists</text:p>
      <text:p text:style-name="Standard">-Scourge owns all of Wintergrasp Region</text:p>
      <text:p text:style-name="Standard"/>
      <text:p text:style-name="Standard">Effect:</text:p>
      <text:p text:style-name="Standard">-Triggers “Fate of Sapphiron’s Brood” event:</text:p>
      <text:p text:style-name="Standard"/>
      <text:p text:style-name="P17">“Fate of Sapphiron’s Brood” event:</text:p>
      <text:p text:style-name="Standard">1. Arise, Sapphiron.</text:p>
      <text:p text:style-name="Standard">-Gets “Sapphiron the Frost Wyrm” as general, with 6/4/6/4 stats.</text:p>
      <text:p text:style-name="Standard">-Unlock Decision “Summon Sapphiron” whenever he is not active general, for 25 Church Power</text:p>
      <text:p text:style-name="Standard">-Unlocks “Frost Wyrm” Special Units.(if not unlocked by other mission)</text:p>
      <text:p text:style-name="Standard">-Replaces all Blue Dragon culture in Wintergrasp Region with Frost Wyrm</text:p>
      <text:p text:style-name="Standard"/>
      <text:p text:style-name="Standard">2. His brood shall serve us, all of it!</text:p>
      <text:p text:style-name="Standard">-Sapphiron’s Brood becomes Subjugated Scourge Domain of Scourge</text:p>
      <text:p text:style-name="Standard">-Blue Dragon culture is replaced by Frost Wyrm culture.</text:p>
      <text:p text:style-name="Standard">-Sapphiron’s Brood gets “Lair of the Frost Wyrms”, getting +50% Land Force Limit Modifier, +25 National Manpower Modifier, +25% Manpower Recovery Speed, +20% Movement Speed and +50% Available Special Units.</text:p>
      <text:p text:style-name="Standard">-Unlocks “Frost Wyrm” Special Units for both subject and overlord. (if not unlocked by other mission)</text:p>
      <text:p text:style-name="Standard"/>
      <text:p text:style-name="P18">3. Special Unit:</text:p>
      <text:p text:style-name="Standard">As spoken above, special units could be fun, since with 1.35, creation of custom special units became possible.</text:p>
      <text:p text:style-name="Standard"/>
      <text:p text:style-name="Standard">I personally chose Frost Wyrms as special units, as they seem to be the most unique among the Scourge ranks. Death Knights being good 2<text:span text:style-name="T19">nd</text:span><text:s/>place, but not as direct.</text:p>
      <text:p text:style-name="Standard"/>
      <text:p text:style-name="Standard">I feel that Frost Wyrm would be good Artillery Special Units, providing additional damage to “weak” Scourge infantry from backrow.</text:p>
      <text:p text:style-name="Standard"/>
      <text:p text:style-name="Standard">Modifiers on that would be 20% more artillery combat ability<text:s/>and<text:s/>1<text:s/>artillery<text:s/>shock, adjustable if proven too powerful.</text:p>
      <text:p text:style-name="Standard"/>
      <text:p text:style-name="Standard">Stacks would still be of 1k manpower.</text:p>
      <text:p text:style-name="Standard"/>
      <text:soft-page-break/>
      <text:p text:style-name="Standard">As for special units calculation, I would say with land_force_limit <text:s/>/ 10 * num.of provinces with Frost Wyrm Culture.</text:p>
      <text:p text:style-name="Standard"/>
      <text:p text:style-name="Standard">Though I must say, with no experience in coding SU, please adjust it accordingly if you feel like it.</text:p>
      <text:p text:style-name="Standard"/>
      <text:p text:style-name="Standard"/>
      <text:p text:style-name="Standard">Additional Point – After speaking on the chat a bit about it, church power could be (doesn’t have to) be replaced with any other bar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Segoe UI" style:font-name-complex="Tahom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fał Morawski</dc:creator>
    <meta:creation-date>2023-05-16T13:31:00Z</meta:creation-date>
    <dc:date>2023-05-17T18:07:00Z</dc:date>
    <meta:template xlink:href="Normal" xlink:type="simple"/>
    <meta:editing-cycles>3</meta:editing-cycles>
    <meta:editing-duration>PT108480S</meta:editing-duration>
    <meta:document-statistic meta:page-count="4" meta:paragraph-count="13" meta:word-count="956" meta:character-count="6685" meta:row-count="47" meta:non-whitespace-character-count="5742"/>
  </office:meta>
</office:document-meta>
</file>